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horsepower(hp)</text:p>
          </table:table-cell>
          <table:table-cell table:style-name="ce1" office:value-type="string" calcext:value-type="string">
            <text:p>top_speed(mph)</text:p>
          </table:table-cell>
          <table:table-cell table:style-name="ce1" office:value-type="string" calcext:value-type="string">
            <text:p>x*y</text:p>
          </table:table-cell>
          <table:table-cell table:style-name="ce1" office:value-type="string" calcext:value-type="string">
            <text:p>X^2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formula="of:=[.A2]*[.B2]" office:value-type="float" office:value="16500" calcext:value-type="float">
            <text:p>16500</text:p>
          </table:table-cell>
          <table:table-cell table:formula="of:=[.A2]^2" office:value-type="float" office:value="22500" calcext:value-type="float">
            <text:p>22500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0" calcext:value-type="float">
            <text:p>150</text:p>
          </table:table-cell>
          <table:table-cell table:formula="of:=[.A3]*[.B3]" office:value-type="float" office:value="42600" calcext:value-type="float">
            <text:p>42600</text:p>
          </table:table-cell>
          <table:table-cell table:formula="of:=[.A3]^2" office:value-type="float" office:value="80656" calcext:value-type="float">
            <text:p>80656</text:p>
          </table:table-cell>
          <table:table-cell table:number-columns-repeated="5"/>
          <table:table-cell office:value-type="string" calcext:value-type="string">
            <text:p>a= </text:p>
          </table:table-cell>
          <table:table-cell table:formula="of:=7067/11" office:value-type="float" office:value="642.454545454546" calcext:value-type="float">
            <text:p>642.454545454546</text:p>
          </table:table-cell>
          <table:table-cell table:formula="of:=2076*[.K3]" office:value-type="float" office:value="1333735.63636364" calcext:value-type="float">
            <text:p>1333735.63636364</text:p>
          </table:table-cell>
          <table:table-cell table:formula="of:=[.K3]*7067" office:value-type="float" office:value="4540226.27272727" calcext:value-type="float">
            <text:p>4540226.272727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table:formula="of:=[.A4]*[.B4]" office:value-type="float" office:value="50560" calcext:value-type="float">
            <text:p>50560</text:p>
          </table:table-cell>
          <table:table-cell table:formula="of:=[.A4]^2" office:value-type="float" office:value="99856" calcext:value-type="float">
            <text:p>99856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65" calcext:value-type="float">
            <text:p>165</text:p>
          </table:table-cell>
          <table:table-cell table:formula="of:=[.A5]*[.B5]" office:value-type="float" office:value="69960" calcext:value-type="float">
            <text:p>69960</text:p>
          </table:table-cell>
          <table:table-cell table:formula="of:=[.A5]^2" office:value-type="float" office:value="179776" calcext:value-type="float">
            <text:p>179776</text:p>
          </table:table-cell>
          <table:table-cell table:number-columns-repeated="6"/>
          <table:table-cell table:formula="of:=[.D13]-[.M3]" office:value-type="float" office:value="1664692.72727273" calcext:value-type="float">
            <text:p>1664692.72727273</text:p>
          </table:table-cell>
          <table:table-cell/>
          <table:table-cell table:formula="of:=[.B18]*7067" office:value-type="float" office:value="838.608107038045" calcext:value-type="float">
            <text:p>838.60810703804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75" calcext:value-type="float">
            <text:p>175</text:p>
          </table:table-cell>
          <table:table-cell table:formula="of:=[.A6]*[.B6]" office:value-type="float" office:value="88025" calcext:value-type="float">
            <text:p>88025</text:p>
          </table:table-cell>
          <table:table-cell table:formula="of:=[.A6]^2" office:value-type="float" office:value="253009" calcext:value-type="float">
            <text:p>253009</text:p>
          </table:table-cell>
          <table:table-cell table:number-columns-repeated="6"/>
          <table:table-cell table:formula="of:=[.C13]-[.L3]" office:value-type="float" office:value="197541.363636364" calcext:value-type="float">
            <text:p>197541.363636364</text:p>
          </table:table-cell>
          <table:table-cell/>
          <table:table-cell table:formula="of:=2076-[.M5]" office:value-type="float" office:value="1237.39189296196" calcext:value-type="float">
            <text:p>1237.3918929619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80" calcext:value-type="float">
            <text:p>180</text:p>
          </table:table-cell>
          <table:table-cell table:formula="of:=[.A7]*[.B7]" office:value-type="float" office:value="91800" calcext:value-type="float">
            <text:p>91800</text:p>
          </table:table-cell>
          <table:table-cell table:formula="of:=[.A7]^2" office:value-type="float" office:value="260100" calcext:value-type="float">
            <text:p>260100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9" calcext:value-type="float">
            <text:p>199</text:p>
          </table:table-cell>
          <table:table-cell table:formula="of:=[.A8]*[.B8]" office:value-type="float" office:value="131340" calcext:value-type="float">
            <text:p>131340</text:p>
          </table:table-cell>
          <table:table-cell table:formula="of:=[.A8]^2" office:value-type="float" office:value="435600" calcext:value-type="float">
            <text:p>435600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05" calcext:value-type="float">
            <text:p>205</text:p>
          </table:table-cell>
          <table:table-cell table:formula="of:=[.A9]*[.B9]" office:value-type="float" office:value="161745" calcext:value-type="float">
            <text:p>161745</text:p>
          </table:table-cell>
          <table:table-cell table:formula="of:=[.A9]^2" office:value-type="float" office:value="622521" calcext:value-type="float">
            <text:p>622521</text:p>
          </table:table-cell>
          <table:table-cell table:number-columns-repeated="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11" calcext:value-type="float">
            <text:p>211</text:p>
          </table:table-cell>
          <table:table-cell table:formula="of:=[.A10]*[.B10]" office:value-type="float" office:value="175130" calcext:value-type="float">
            <text:p>175130</text:p>
          </table:table-cell>
          <table:table-cell table:formula="of:=[.A10]^2" office:value-type="float" office:value="688900" calcext:value-type="float">
            <text:p>688900</text:p>
          </table:table-cell>
          <table:table-cell table:number-columns-repeated="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17" calcext:value-type="float">
            <text:p>217</text:p>
          </table:table-cell>
          <table:table-cell table:formula="of:=[.A11]*[.B11]" office:value-type="float" office:value="217217" calcext:value-type="float">
            <text:p>217217</text:p>
          </table:table-cell>
          <table:table-cell table:formula="of:=[.A11]^2" office:value-type="float" office:value="1002001" calcext:value-type="float">
            <text:p>1002001</text:p>
          </table:table-cell>
          <table:table-cell table:number-columns-repeated="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4" calcext:value-type="float">
            <text:p>304</text:p>
          </table:table-cell>
          <table:table-cell table:formula="of:=[.A12]*[.B12]" office:value-type="float" office:value="486400" calcext:value-type="float">
            <text:p>486400</text:p>
          </table:table-cell>
          <table:table-cell table:formula="of:=[.A12]^2" office:value-type="float" office:value="2560000" calcext:value-type="float">
            <text:p>2560000</text:p>
          </table:table-cell>
          <table:table-cell table:number-columns-repeated="9"/>
        </table:table-row>
        <table:table-row table:style-name="ro1">
          <table:table-cell table:formula="of:=SUM([.A2:.A12])" office:value-type="float" office:value="7067" calcext:value-type="float">
            <text:p>7067</text:p>
          </table:table-cell>
          <table:table-cell table:formula="of:=SUM([.B2:.B12])" office:value-type="float" office:value="2076" calcext:value-type="float">
            <text:p>2076</text:p>
          </table:table-cell>
          <table:table-cell table:formula="of:=SUM([.C2:.C12])" office:value-type="float" office:value="1531277" calcext:value-type="float">
            <text:p>1531277</text:p>
          </table:table-cell>
          <table:table-cell table:formula="of:=SUM([.D2:.D12])" office:value-type="float" office:value="6204919" calcext:value-type="float">
            <text:p>6204919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eq1</text:p>
          </table:table-cell>
          <table:table-cell office:value-type="string" calcext:value-type="string">
            <text:p>2076 = 11*a + b*7067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q2</text:p>
          </table:table-cell>
          <table:table-cell office:value-type="string" calcext:value-type="string">
            <text:p>1531277 = a*7067 + b*62404919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M6]/11" office:value-type="float" office:value="112.49017208745" calcext:value-type="float">
            <text:p>112.4901720874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formula="of:=[.K6]/[.K5]" office:value-type="float" office:value="0.118665361120425" calcext:value-type="float">
            <text:p>0.1186653611204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inal eq</text:p>
          </table:table-cell>
          <table:table-cell office:value-type="string" calcext:value-type="string">
            <text:p>top speed = 112.490 + 0.1197*(horsepower)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ice_cream_sales</text:p>
          </table:table-cell>
          <table:table-cell table:style-name="ce1" office:value-type="string" calcext:value-type="string">
            <text:p>x*y</text:p>
          </table:table-cell>
          <table:table-cell table:style-name="ce1" office:value-type="string" calcext:value-type="string">
            <text:p>X^2</text:p>
          </table:table-cell>
          <table:table-cell table:number-columns-repeated="3"/>
          <table:table-cell table:formula="of:=3885 * 28.7" office:value-type="float" office:value="111499.5" calcext:value-type="float">
            <text:p>111499.5</text:p>
          </table:table-cell>
          <table:table-cell/>
          <table:table-cell table:formula="of:=287*28.7" office:value-type="float" office:value="8236.9" calcext:value-type="float">
            <text:p>8236.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table:formula="of:=[.A22]*[.B22]" office:value-type="float" office:value="4400" calcext:value-type="float">
            <text:p>4400</text:p>
          </table:table-cell>
          <table:table-cell table:formula="of:=[.A22]^2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table:formula="of:=[.A23]*[.B23]" office:value-type="float" office:value="6336" calcext:value-type="float">
            <text:p>6336</text:p>
          </table:table-cell>
          <table:table-cell table:formula="of:=[.A23]^2" office:value-type="float" office:value="576" calcext:value-type="float">
            <text:p>576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4" calcext:value-type="float">
            <text:p>314</text:p>
          </table:table-cell>
          <table:table-cell table:formula="of:=[.A24]*[.B24]" office:value-type="float" office:value="8792" calcext:value-type="float">
            <text:p>8792</text:p>
          </table:table-cell>
          <table:table-cell table:formula="of:=[.A24]^2" office:value-type="float" office:value="784" calcext:value-type="float">
            <text:p>784</text:p>
          </table:table-cell>
          <table:table-cell table:number-columns-repeated="3"/>
          <table:table-cell table:formula="of:=128913 -[.H21]" office:value-type="float" office:value="17413.5" calcext:value-type="float">
            <text:p>17413.5</text:p>
          </table:table-cell>
          <table:table-cell/>
          <table:table-cell table:formula="of:=8929-[.J21]" office:value-type="float" office:value="692.1" calcext:value-type="float">
            <text:p>692.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table:formula="of:=[.A25]*[.B25]" office:value-type="float" office:value="10530" calcext:value-type="float">
            <text:p>10530</text:p>
          </table:table-cell>
          <table:table-cell table:formula="of:=[.A25]^2"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" calcext:value-type="float">
            <text:p>409</text:p>
          </table:table-cell>
          <table:table-cell table:formula="of:=[.A26]*[.B26]" office:value-type="float" office:value="13088" calcext:value-type="float">
            <text:p>13088</text:p>
          </table:table-cell>
          <table:table-cell table:formula="of:=[.A26]^2"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9" calcext:value-type="float">
            <text:p>489</text:p>
          </table:table-cell>
          <table:table-cell table:formula="of:=[.A27]*[.B27]" office:value-type="float" office:value="17604" calcext:value-type="float">
            <text:p>17604</text:p>
          </table:table-cell>
          <table:table-cell table:formula="of:=[.A27]^2" office:value-type="float" office:value="1296" calcext:value-type="float">
            <text:p>1296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9" calcext:value-type="float">
            <text:p>679</text:p>
          </table:table-cell>
          <table:table-cell table:formula="of:=[.A28]*[.B28]" office:value-type="float" office:value="26481" calcext:value-type="float">
            <text:p>26481</text:p>
          </table:table-cell>
          <table:table-cell table:formula="of:=[.A28]^2" office:value-type="float" office:value="1521" calcext:value-type="float">
            <text:p>1521</text:p>
          </table:table-cell>
          <table:table-cell table:number-columns-repeated="3"/>
          <table:table-cell table:formula="of:=3885 - (287*[.B36])" office:value-type="float" office:value="-3336.02947550932" calcext:value-type="float">
            <text:p>-3336.0294755093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65" calcext:value-type="float">
            <text:p>865</text:p>
          </table:table-cell>
          <table:table-cell table:formula="of:=[.A29]*[.B29]" office:value-type="float" office:value="36330" calcext:value-type="float">
            <text:p>36330</text:p>
          </table:table-cell>
          <table:table-cell table:formula="of:=[.A29]^2" office:value-type="float" office:value="1764" calcext:value-type="float">
            <text:p>1764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table:formula="of:=[.A30]*[.B30]" office:value-type="float" office:value="2952" calcext:value-type="float">
            <text:p>2952</text:p>
          </table:table-cell>
          <table:table-cell table:formula="of:=[.A30]^2"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formula="of:=[.A31]*[.B31]" office:value-type="float" office:value="2400" calcext:value-type="float">
            <text:p>2400</text:p>
          </table:table-cell>
          <table:table-cell table:formula="of:=[.A31]^2"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table:formula="of:=SUM([.A22:.A31])" office:value-type="float" office:value="287" calcext:value-type="float">
            <text:p>287</text:p>
          </table:table-cell>
          <table:table-cell table:formula="of:=SUM([.B22:.B31])" office:value-type="float" office:value="3885" calcext:value-type="float">
            <text:p>3885</text:p>
          </table:table-cell>
          <table:table-cell table:formula="of:=SUM([.C22:.C31])" office:value-type="float" office:value="128913" calcext:value-type="float">
            <text:p>128913</text:p>
          </table:table-cell>
          <table:table-cell table:formula="of:=SUM([.D22:.D31])" office:value-type="float" office:value="8929" calcext:value-type="float">
            <text:p>892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eq1</text:p>
          </table:table-cell>
          <table:table-cell office:value-type="string" calcext:value-type="string">
            <text:p>3885 = 10a + 287b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q2</text:p>
          </table:table-cell>
          <table:table-cell office:value-type="string" calcext:value-type="string">
            <text:p>128913 = 287a + 8929b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H28]/10" office:value-type="float" office:value="-333.602947550932" calcext:value-type="float">
            <text:p>-333.60294755093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formula="of:=[.H24]/[.J24]" office:value-type="float" office:value="25.1603814477677" calcext:value-type="float">
            <text:p>25.1603814477677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inal eq</text:p>
          </table:table-cell>
          <table:table-cell office:value-type="string" calcext:value-type="string">
            <text:p>ice_cream_sales = -333.6 + 25.160 * temp</text:p>
          </table:table-cell>
          <table:table-cell table:number-columns-repeated="11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style-name="ce1" office:value-type="string" calcext:value-type="string">
            <text:p>experience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x*y</text:p>
          </table:table-cell>
          <table:table-cell table:style-name="ce1" office:value-type="string" calcext:value-type="string">
            <text:p>X^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000" calcext:value-type="float">
            <text:p>111000</text:p>
          </table:table-cell>
          <table:table-cell table:formula="of:=[.A54]*[.B54]" office:value-type="float" office:value="111000" calcext:value-type="float">
            <text:p>111000</text:p>
          </table:table-cell>
          <table:table-cell table:formula="of:=[.A54]^2" office:value-type="float" office:value="1" calcext:value-type="float">
            <text:p>1</text:p>
          </table:table-cell>
          <table:table-cell table:number-columns-repeated="3"/>
          <table:table-cell table:formula="of:=135/12" office:value-type="float" office:value="11.25" calcext:value-type="float">
            <text:p>11.2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4000" calcext:value-type="float">
            <text:p>524000</text:p>
          </table:table-cell>
          <table:table-cell table:formula="of:=[.A55]*[.B55]" office:value-type="float" office:value="5240000" calcext:value-type="float">
            <text:p>5240000</text:p>
          </table:table-cell>
          <table:table-cell table:formula="of:=[.A55]^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0" calcext:value-type="float">
            <text:p>150000</text:p>
          </table:table-cell>
          <table:table-cell table:formula="of:=[.A56]*[.B56]" office:value-type="float" office:value="300000" calcext:value-type="float">
            <text:p>300000</text:p>
          </table:table-cell>
          <table:table-cell table:formula="of:=[.A56]^2" office:value-type="float" office:value="4" calcext:value-type="float">
            <text:p>4</text:p>
          </table:table-cell>
          <table:table-cell table:number-columns-repeated="3"/>
          <table:table-cell table:formula="of:=[.B66]*[.H54]" office:value-type="float" office:value="120174626.25" calcext:value-type="float">
            <text:p>120174626.25</text:p>
          </table:table-cell>
          <table:table-cell/>
          <table:table-cell table:formula="of:=135*[.H54]" office:value-type="float" office:value="1518.75" calcext:value-type="float">
            <text:p>1518.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234" calcext:value-type="float">
            <text:p>185234</text:p>
          </table:table-cell>
          <table:table-cell table:formula="of:=[.A57]*[.B57]" office:value-type="float" office:value="555702" calcext:value-type="float">
            <text:p>555702</text:p>
          </table:table-cell>
          <table:table-cell table:formula="of:=[.A57]^2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000" calcext:value-type="float">
            <text:p>198000</text:p>
          </table:table-cell>
          <table:table-cell table:formula="of:=[.A58]*[.B58]" office:value-type="float" office:value="792000" calcext:value-type="float">
            <text:p>792000</text:p>
          </table:table-cell>
          <table:table-cell table:formula="of:=[.A58]^2" office:value-type="float" office:value="16" calcext:value-type="float">
            <text:p>16</text:p>
          </table:table-cell>
          <table:table-cell table:number-columns-repeated="3"/>
          <table:table-cell table:formula="of:=[.C66]-[.H56]" office:value-type="float" office:value="68561405.75" calcext:value-type="float">
            <text:p>68561405.75</text:p>
          </table:table-cell>
          <table:table-cell/>
          <table:table-cell table:formula="of:=2513-[.J56]" office:value-type="float" office:value="994.25" calcext:value-type="float">
            <text:p>994.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40000" calcext:value-type="float">
            <text:p>2340000</text:p>
          </table:table-cell>
          <table:table-cell table:formula="of:=[.A59]*[.B59]" office:value-type="float" office:value="11700000" calcext:value-type="float">
            <text:p>11700000</text:p>
          </table:table-cell>
          <table:table-cell table:formula="of:=[.A59]^2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6000" calcext:value-type="float">
            <text:p>426000</text:p>
          </table:table-cell>
          <table:table-cell table:formula="of:=[.A60]*[.B60]" office:value-type="float" office:value="3408000" calcext:value-type="float">
            <text:p>3408000</text:p>
          </table:table-cell>
          <table:table-cell table:formula="of:=[.A60]^2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5000" calcext:value-type="float">
            <text:p>645000</text:p>
          </table:table-cell>
          <table:table-cell table:formula="of:=[.A61]*[.B61]" office:value-type="float" office:value="7740000" calcext:value-type="float">
            <text:p>7740000</text:p>
          </table:table-cell>
          <table:table-cell table:formula="of:=[.A61]^2"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0000" calcext:value-type="float">
            <text:p>690000</text:p>
          </table:table-cell>
          <table:table-cell table:formula="of:=[.A62]*[.B62]" office:value-type="float" office:value="10350000" calcext:value-type="float">
            <text:p>10350000</text:p>
          </table:table-cell>
          <table:table-cell table:formula="of:=[.A62]^2"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5987" calcext:value-type="float">
            <text:p>765987</text:p>
          </table:table-cell>
          <table:table-cell table:formula="of:=[.A63]*[.B63]" office:value-type="float" office:value="15319740" calcext:value-type="float">
            <text:p>15319740</text:p>
          </table:table-cell>
          <table:table-cell table:formula="of:=[.A63]^2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37890" calcext:value-type="float">
            <text:p>1237890</text:p>
          </table:table-cell>
          <table:table-cell table:formula="of:=[.A64]*[.B64]" office:value-type="float" office:value="30947250" calcext:value-type="float">
            <text:p>30947250</text:p>
          </table:table-cell>
          <table:table-cell table:formula="of:=[.A64]^2"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09078" calcext:value-type="float">
            <text:p>3409078</text:p>
          </table:table-cell>
          <table:table-cell table:formula="of:=[.A65]*[.B65]" office:value-type="float" office:value="102272340" calcext:value-type="float">
            <text:p>102272340</text:p>
          </table:table-cell>
          <table:table-cell table:formula="of:=[.A65]^2"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table:formula="of:=SUM([.A54:.A65])" office:value-type="float" office:value="135" calcext:value-type="float">
            <text:p>135</text:p>
          </table:table-cell>
          <table:table-cell table:formula="of:=SUM([.B54:.B65])" office:value-type="float" office:value="10682189" calcext:value-type="float">
            <text:p>10682189</text:p>
          </table:table-cell>
          <table:table-cell table:formula="of:=SUM([.C54:.C65])" office:value-type="float" office:value="188736032" calcext:value-type="float">
            <text:p>188736032</text:p>
          </table:table-cell>
          <table:table-cell table:formula="of:=SUM([.D54:.D65])" office:value-type="float" office:value="2513" calcext:value-type="float">
            <text:p>251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eq1</text:p>
          </table:table-cell>
          <table:table-cell office:value-type="string" calcext:value-type="string">
            <text:p>10682189 = 12a + 135b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q2</text:p>
          </table:table-cell>
          <table:table-cell office:value-type="string" calcext:value-type="string">
            <text:p>188736032 = 135a + 2513b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([.B66] - (135*[.B71]))/12" office:value-type="float" office:value="114405.886933199" calcext:value-type="float">
            <text:p>114405.886933199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formula="of:=[.H58]/[.J58]" office:value-type="float" office:value="68957.913754086" calcext:value-type="float">
            <text:p>68957.91375408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inal eq</text:p>
          </table:table-cell>
          <table:table-cell office:value-type="string" calcext:value-type="string">
            <text:p>Salary = 114405.89 + 68957.91*experienc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5T14:04:21.477099652</meta:creation-date>
    <dc:date>2025-03-15T14:42:29.906458807</dc:date>
    <meta:editing-duration>PT14M35S</meta:editing-duration>
    <meta:editing-cycles>4</meta:editing-cycles>
    <meta:generator>LibreOffice/25.2.1.2$Linux_X86_64 LibreOffice_project/d3abf4aee5fd705e4a92bba33a32f40bc4e56f49</meta:generator>
    <meta:document-statistic meta:table-count="1" meta:cell-count="204" meta:object-count="0"/>
  </office:meta>
</office:document-meta>
</file>